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<text:s/><text:a xlink:href="https://rocketjones.com/" office:target-frame-name="_top" xlink:show="replace">https://rocketjones.com/</text:a></text:p>
      <text:p text:style-name="Standard">2.<text:s/><text:a xlink:href="https://ocreative.com/" office:target-frame-name="_top" xlink:show="replace">https://ocreative.com/</text:a></text:p>
      <text:p text:style-name="Standard">3.<text:s/><text:a xlink:href="https://codecanyon.net/" office:target-frame-name="_top" xlink:show="replace">https://codecanyon.net/</text:a></text:p>
      <text:p text:style-name="Standard">4.<text:s/><text:a xlink:href="https://preview.colorlib.com/" office:target-frame-name="_top" xlink:show="replace">https://preview.colorlib.com/</text:a></text:p>
      <text:p text:style-name="Standard">5.<text:s/><text:a xlink:href="https://preview.colorlib.com/#buri" office:target-frame-name="_top" xlink:show="replace">https://preview.colorlib.com/#buri</text:a></text:p>
      <text:p text:style-name="Standard">6.<text:s/><text:a xlink:href="https://www.templatemonsterpreview.com/demo/51341.html?_gl=1*9j4wxh*_ga*ODU0MzkyODc3LjE2NjEzMDUxMTY.*_ga_FTPYEGT5LY*MTY2MTMwNTExNS4xLjEuMTY2MTMwNTE4MC41NS4wLjA.&amp;_ga=2.203199640.86554500.1661305116-854392877.1661305116" office:target-frame-name="_top" xlink:show="replace"><text:span text:style-name="Hyperlink">https://www.templatemonsterpreview.com/demo/51341.html?_gl=1*9j4wxh*_ga*ODU0MzkyODc3LjE2NjEzMDUxMTY.*_ga_FTPYEGT5LY*MTY2MTMwNTExNS4xLjEuMTY2MTMwNTE4MC41NS4wLjA.&amp;_ga=2.203199640.86554500.1661305116-854392877.1661305116</text:span></text:a><text:s/></text:p>
      <text:p text:style-name="Standard">7.<text:s/><text:a xlink:href="https://www.templatemonsterpreview.com/demo/219822.html?_gl=1*evzgus*_ga*ODU0MzkyODc3LjE2NjEzMDUxMTY.*_ga_FTPYEGT5LY*MTY2MTMwNTExNS4xLjEuMTY2MTMwNTQ0My40NC4wLjA.&amp;_ga=2.169265505.1166658596.1661305116-854392877.1661305116" office:target-frame-name="_top" xlink:show="replace"><text:span text:style-name="Hyperlink">https://www.templatemonsterpreview.com/demo/219822.html?_gl=1*evzgus*_ga*ODU0MzkyODc3LjE2NjEzMDUxMTY.*_ga_FTPYEGT5LY*MTY2MTMwNTExNS4xLjEuMTY2MTMwNTQ0My40NC4wLjA.&amp;_ga=2.169265505.1166658596.1661305116-854392877.1661305116</text:span></text:a><text:s/></text:p>
      <text:p text:style-name="Standard">8.<text:s/><text:a xlink:href="https://www.templatemonsterpreview.com/demo/270633.html?_gl=1*1vlfj6i*_ga*ODU0MzkyODc3LjE2NjEzMDUxMTY.*_ga_FTPYEGT5LY*MTY2MTMwNTExNS4xLjEuMTY2MTMwNTQ0OC4zOS4wLjA.&amp;_ga=2.169265505.1166658596.1661305116-854392877.1661305116" office:target-frame-name="_top" xlink:show="replace"><text:span text:style-name="Hyperlink">https://www.templatemonsterpreview.com/demo/270633.html?_gl=1*1vlfj6i*_ga*ODU0MzkyODc3LjE2NjEzMDUxMTY.*_ga_FTPYEGT5LY*MTY2MTMwNTExNS4xLjEuMTY2MTMwNTQ0OC4zOS4wLjA.&amp;_ga=2.169265505.1166658596.1661305116-854392877.1661305116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istrator</dc:creator>
    <meta:creation-date>2022-08-24T08:50:00Z</meta:creation-date>
    <dc:date>2022-08-24T02:34:00Z</dc:date>
    <meta:template xlink:href="Normal" xlink:type="simple"/>
    <meta:editing-cycles>7</meta:editing-cycles>
    <meta:editing-duration>PT600S</meta:editing-duration>
    <meta:document-statistic meta:page-count="1" meta:paragraph-count="3" meta:word-count="262" meta:character-count="1753" meta:row-count="12" meta:non-whitespace-character-count="1494"/>
  </office:meta>
</office:document-meta>
</file>